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43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>
            <text:p>Filename</text:p>
          </table:table-cell>
          <table:table-cell office:value-type="string">
            <text:p>Delayed</text:p>
          </table:table-cell>
          <table:table-cell office:value-type="string">
            <text:p>Sample(mg)</text:p>
          </table:table-cell>
          <table:table-cell office:value-type="string">
            <text:p>Scaling</text:p>
          </table:table-cell>
          <table:table-cell office:value-type="string">
            <text:p>Excitation(nm)</text:p>
          </table:table-cell>
          <table:table-cell table:number-columns-repeated="3"/>
        </table:table-row>
        <table:table-row table:style-name="ro1">
          <table:table-cell office:value-type="string">
            <text:p>SPI_1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/>
          <table:table-cell office:value-type="string">
            <text:p>Excitation Bandpass</text:p>
          </table:table-cell>
          <table:table-cell office:value-type="string">
            <text:p>3nm</text:p>
          </table:table-cell>
        </table:table-row>
        <table:table-row table:style-name="ro1">
          <table:table-cell office:value-type="string">
            <text:p>SPI2_1</text:p>
          </table:table-cell>
          <table:table-cell/>
          <table:table-cell office:value-type="float" office:value="19.8">
            <text:p>19.8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/>
          <table:table-cell office:value-type="string">
            <text:p>Emission Bandpass</text:p>
          </table:table-cell>
          <table:table-cell office:value-type="string">
            <text:p>5n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float" office:value="19.8">
            <text:p>19.8</text:p>
          </table:table-cell>
          <table:table-cell office:value-type="float" office:value="0.5">
            <text:p>0.5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6.7">
            <text:p>66.7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88.2">
            <text:p>88.2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1302_1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115_1</text:p>
          </table:table-cell>
          <table:table-cell/>
          <table:table-cell office:value-type="float" office:value="20.5">
            <text:p>20.5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0.5">
            <text:p>20.5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float" office:value="20.5">
            <text:p>20.5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0.5">
            <text:p>20.5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130_1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 office:value-type="float" office:value="0.5">
            <text:p>0.5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1.5">
            <text:p>61.5</text:p>
          </table:table-cell>
          <table:table-cell office:value-type="float" office:value="0.5">
            <text:p>0.5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61.5">
            <text:p>61.5</text:p>
          </table:table-cell>
          <table:table-cell office:value-type="float" office:value="0.5">
            <text:p>0.5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61.5">
            <text:p>61.5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84.5">
            <text:p>84.5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Hy2_1</text:p>
          </table:table-cell>
          <table:table-cell/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122.5">
            <text:p>122.5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22.5">
            <text:p>122.5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Yes</text:p>
          </table:table-cell>
          <table:table-cell office:value-type="float" office:value="122.5">
            <text:p>122.5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Sb_1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Sb2_1</text:p>
          </table:table-cell>
          <table:table-cell/>
          <table:table-cell office:value-type="float" office:value="101.5">
            <text:p>101.5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20.5">
            <text:p>120.5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62.1">
            <text:p>162.1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2">
          <table:table-cell office:value-type="string">
            <text:p>Pc_1</text:p>
          </table:table-cell>
          <table:table-cell/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2">
          <table:table-cell office:value-type="string">
            <text:p>Ph_1</text:p>
          </table:table-cell>
          <table:table-cell/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3">05/03/2010</text:date>, <text:time>00:2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2T14:25:53.04</meta:creation-date>
    <dc:date>2010-05-03T00:23:50.89</dc:date>
    <meta:editing-duration>PT09H11M44S</meta:editing-duration>
    <meta:editing-cycles>4</meta:editing-cycles>
    <meta:generator>OpenOffice.org/3.2$Win32 OpenOffice.org_project/320m12$Build-9483</meta:generator>
    <meta:document-statistic meta:table-count="3" meta:cell-count="188" meta:object-count="0"/>
  </office:meta>
</office:document-meta>
</file>